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 fo:font-style="italic" style:font-style-asian="italic" style:font-style-complex="italic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" style:family="table-cell" style:parent-style-name="Default" style:data-style-name="N109">
      <style:table-cell-properties style:text-align-source="fix" style:repeat-content="false" fo:border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RegionSegmentation" table:style-name="ta1" table:print="false">
        <table:table-column table:style-name="co1" table:default-cell-style-name="ce3"/>
        <table:table-column table:style-name="co1" table:default-cell-style-name="ce6"/>
        <table:table-column table:style-name="co2" table:default-cell-style-name="ce3"/>
        <table:table-column table:style-name="co2" table:default-cell-style-name="ce7"/>
        <table:table-column table:style-name="co3" table:default-cell-style-name="ce8"/>
        <table:table-column table:style-name="co3" table:default-cell-style-name="ce9"/>
        <table:table-column table:style-name="co2" table:default-cell-style-name="ce3"/>
        <table:table-column table:style-name="co2" table:default-cell-style-name="ce7"/>
        <table:table-column table:style-name="co3" table:default-cell-style-name="ce8"/>
        <table:table-column table:style-name="co3" table:default-cell-style-name="ce13"/>
        <table:table-column table:style-name="co4" table:number-columns-repeated="1014" table:default-cell-style-name="ce3"/>
        <table:table-row table:style-name="ro1">
          <table:table-cell table:style-name="ce1" office:value-type="string">
            <text:p>Patient #</text:p>
          </table:table-cell>
          <table:table-cell table:style-name="ce4" office:value-type="string">
            <text:p>Image <text:s/>#</text:p>
          </table:table-cell>
          <table:table-cell table:style-name="ce1" office:value-type="string">
            <text:p>Aire GT</text:p>
          </table:table-cell>
          <table:table-cell table:style-name="ce1" office:value-type="string">
            <text:p>Aire RS</text:p>
          </table:table-cell>
          <table:table-cell table:style-name="ce1" office:value-type="string">
            <text:p>Indice Dice</text:p>
          </table:table-cell>
          <table:table-cell table:style-name="ce4" office:value-type="string">
            <text:p>Indice Jaccard</text:p>
          </table:table-cell>
          <table:table-cell table:style-name="ce1" office:value-type="string">
            <text:p>Aire GT</text:p>
          </table:table-cell>
          <table:table-cell table:style-name="ce1" office:value-type="string">
            <text:p>Aire RS</text:p>
          </table:table-cell>
          <table:table-cell table:style-name="ce1" office:value-type="string">
            <text:p>Indice Dice</text:p>
          </table:table-cell>
          <table:table-cell table:style-name="ce1" office:value-type="string">
            <text:p>Indice Jaccard</text:p>
          </table:table-cell>
          <table:table-cell table:style-name="ce1" table:number-columns-repeated="1014"/>
        </table:table-row>
        <table:table-row table:style-name="ro1">
          <table:table-cell table:style-name="ce2"/>
          <table:table-cell table:style-name="ce5"/>
          <table:table-cell table:style-name="ce5" office:value-type="string" table:number-columns-spanned="4" table:number-rows-spanned="1">
            <text:p>Ventricule Gauche</text:p>
          </table:table-cell>
          <table:covered-table-cell table:number-columns-repeated="2" table:style-name="ce2"/>
          <table:covered-table-cell table:style-name="ce5"/>
          <table:table-cell table:style-name="ce2" office:value-type="string" table:number-columns-spanned="4" table:number-rows-spanned="1">
            <text:p>Ventricule Droit</text:p>
          </table:table-cell>
          <table:covered-table-cell table:number-columns-repeated="3" table:style-name="ce2"/>
          <table:table-cell table:style-name="ce14"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222">
            <text:p>2222</text:p>
          </table:table-cell>
          <table:table-cell office:value-type="float" office:value="2530">
            <text:p>2530</text:p>
          </table:table-cell>
          <table:table-cell table:formula="of:=(2*MAX([.C3];[.D3]))/([.C3]+[.D3])" office:value-type="float" office:value="1.06481481481481">
            <text:p>1,065</text:p>
          </table:table-cell>
          <table:table-cell table:formula="of:=(MIN([.C3:.D3]))/(MAX([.C3];[.D3]))" office:value-type="float" office:value="0.878260869565217">
            <text:p>0,878</text:p>
          </table:table-cell>
          <table:table-cell office:value-type="float" office:value="1995">
            <text:p>1995</text:p>
          </table:table-cell>
          <table:table-cell office:value-type="float" office:value="1994">
            <text:p>1994</text:p>
          </table:table-cell>
          <table:table-cell table:formula="of:=(2*MAX([.G3];[.H3]))/([.G3]+[.H3])" office:value-type="float" office:value="1.00025068939584">
            <text:p>1,000</text:p>
          </table:table-cell>
          <table:table-cell table:formula="of:=(MIN([.G3:.H3]))/(MAX([.G3];[.H3]))" office:value-type="float" office:value="0.999498746867168">
            <text:p>0,999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1688">
            <text:p>1688</text:p>
          </table:table-cell>
          <table:table-cell office:value-type="float" office:value="1641">
            <text:p>1641</text:p>
          </table:table-cell>
          <table:table-cell table:formula="of:=(2*MAX([.C4];[.D4]))/([.C4]+[.D4])" office:value-type="float" office:value="1.01411835386002">
            <text:p>1,014</text:p>
          </table:table-cell>
          <table:table-cell table:formula="of:=(MIN([.C4:.D4]))/(MAX([.C4];[.D4]))" office:value-type="float" office:value="0.972156398104265">
            <text:p>0,972</text:p>
          </table:table-cell>
          <table:table-cell office:value-type="float" office:value="459">
            <text:p>459</text:p>
          </table:table-cell>
          <table:table-cell office:value-type="float" office:value="498">
            <text:p>498</text:p>
          </table:table-cell>
          <table:table-cell table:formula="of:=(2*MAX([.G4];[.H4]))/([.G4]+[.H4])" office:value-type="float" office:value="1.04075235109718">
            <text:p>1,041</text:p>
          </table:table-cell>
          <table:table-cell table:formula="of:=(MIN([.G4:.H4]))/(MAX([.G4];[.H4]))" office:value-type="float" office:value="0.921686746987952">
            <text:p>0,922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677">
            <text:p>677</text:p>
          </table:table-cell>
          <table:table-cell office:value-type="float" office:value="568">
            <text:p>568</text:p>
          </table:table-cell>
          <table:table-cell table:formula="of:=(2*MAX([.C5];[.D5]))/([.C5]+[.D5])" office:value-type="float" office:value="1.08755020080321">
            <text:p>1,088</text:p>
          </table:table-cell>
          <table:table-cell table:formula="of:=(MIN([.C5:.D5]))/(MAX([.C5];[.D5]))" office:value-type="float" office:value="0.838995568685377">
            <text:p>0,839</text:p>
          </table:table-cell>
          <table:table-cell office:value-type="float" office:value="223">
            <text:p>223</text:p>
          </table:table-cell>
          <table:table-cell office:value-type="float" office:value="248">
            <text:p>248</text:p>
          </table:table-cell>
          <table:table-cell table:formula="of:=(2*MAX([.G5];[.H5]))/([.G5]+[.H5])" office:value-type="float" office:value="1.05307855626327">
            <text:p>1,053</text:p>
          </table:table-cell>
          <table:table-cell table:formula="of:=(MIN([.G5:.H5]))/(MAX([.G5];[.H5]))" office:value-type="float" office:value="0.899193548387097">
            <text:p>0,899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735">
            <text:p>2735</text:p>
          </table:table-cell>
          <table:table-cell office:value-type="float" office:value="2736">
            <text:p>2736</text:p>
          </table:table-cell>
          <table:table-cell table:formula="of:=(2*MAX([.C6];[.D6]))/([.C6]+[.D6])" office:value-type="float" office:value="1.00018278194114">
            <text:p>1,000</text:p>
          </table:table-cell>
          <table:table-cell table:formula="of:=(MIN([.C6:.D6]))/(MAX([.C6];[.D6]))" office:value-type="float" office:value="0.999634502923977">
            <text:p>1,000</text:p>
          </table:table-cell>
          <table:table-cell office:value-type="float" office:value="1967">
            <text:p>1967</text:p>
          </table:table-cell>
          <table:table-cell office:value-type="float" office:value="1902">
            <text:p>1902</text:p>
          </table:table-cell>
          <table:table-cell table:formula="of:=(2*MAX([.G6];[.H6]))/([.G6]+[.H6])" office:value-type="float" office:value="1.01680020677178">
            <text:p>1,017</text:p>
          </table:table-cell>
          <table:table-cell table:formula="of:=(MIN([.G6:.H6]))/(MAX([.G6];[.H6]))" office:value-type="float" office:value="0.966954753431622">
            <text:p>0,967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2" office:value-type="float" office:value="1088">
            <text:p>1088</text:p>
          </table:table-cell>
          <table:table-cell table:formula="of:=(2*MAX([.C7];[.D7]))/([.C7]+[.D7])" office:value-type="float" office:value="1">
            <text:p>1,000</text:p>
          </table:table-cell>
          <table:table-cell table:formula="of:=(MIN([.C7:.D7]))/(MAX([.C7];[.D7]))" office:value-type="float" office:value="1">
            <text:p>1,000</text:p>
          </table:table-cell>
          <table:table-cell office:value-type="float" office:value="247">
            <text:p>247</text:p>
          </table:table-cell>
          <table:table-cell office:value-type="float" office:value="185">
            <text:p>185</text:p>
          </table:table-cell>
          <table:table-cell table:formula="of:=(2*MAX([.G7];[.H7]))/([.G7]+[.H7])" office:value-type="float" office:value="1.14351851851852">
            <text:p>1,144</text:p>
          </table:table-cell>
          <table:table-cell table:formula="of:=(MIN([.G7:.H7]))/(MAX([.G7];[.H7]))" office:value-type="float" office:value="0.748987854251012">
            <text:p>0,749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421">
            <text:p>421</text:p>
          </table:table-cell>
          <table:table-cell office:value-type="float" office:value="386">
            <text:p>386</text:p>
          </table:table-cell>
          <table:table-cell table:formula="of:=(2*MAX([.C8];[.D8]))/([.C8]+[.D8])" office:value-type="float" office:value="1.04337050805452">
            <text:p>1,043</text:p>
          </table:table-cell>
          <table:table-cell table:formula="of:=(MIN([.C8:.D8]))/(MAX([.C8];[.D8]))" office:value-type="float" office:value="0.916864608076009">
            <text:p>0,917</text:p>
          </table:table-cell>
          <table:table-cell table:style-name="ce10" office:value-type="string">
            <text:p>n/d</text:p>
          </table:table-cell>
          <table:table-cell table:style-name="ce11" office:value-type="float" office:value="81">
            <text:p>81</text:p>
          </table:table-cell>
          <table:table-cell table:number-columns-repeated="2" table:style-name="ce12" office:value-type="string">
            <text:p>n/d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3862">
            <text:p>3862</text:p>
          </table:table-cell>
          <table:table-cell office:value-type="float" office:value="3808">
            <text:p>3808</text:p>
          </table:table-cell>
          <table:table-cell table:formula="of:=(2*MAX([.C9];[.D9]))/([.C9]+[.D9])" office:value-type="float" office:value="1.00704041720991">
            <text:p>1,007</text:p>
          </table:table-cell>
          <table:table-cell table:formula="of:=(MIN([.C9:.D9]))/(MAX([.C9];[.D9]))" office:value-type="float" office:value="0.986017607457276">
            <text:p>0,986</text:p>
          </table:table-cell>
          <table:table-cell office:value-type="float" office:value="2031">
            <text:p>2031</text:p>
          </table:table-cell>
          <table:table-cell office:value-type="float" office:value="1912">
            <text:p>1912</text:p>
          </table:table-cell>
          <table:table-cell table:formula="of:=(2*MAX([.G9];[.H9]))/([.G9]+[.H9])" office:value-type="float" office:value="1.03018006593964">
            <text:p>1,030</text:p>
          </table:table-cell>
          <table:table-cell table:formula="of:=(MIN([.G9:.H9]))/(MAX([.G9];[.H9]))" office:value-type="float" office:value="0.941408173313639">
            <text:p>0,941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1680">
            <text:p>1680</text:p>
          </table:table-cell>
          <table:table-cell office:value-type="float" office:value="1705">
            <text:p>1705</text:p>
          </table:table-cell>
          <table:table-cell table:formula="of:=(2*MAX([.C10];[.D10]))/([.C10]+[.D10])" office:value-type="float" office:value="1.00738552437223">
            <text:p>1,007</text:p>
          </table:table-cell>
          <table:table-cell table:formula="of:=(MIN([.C10:.D10]))/(MAX([.C10];[.D10]))" office:value-type="float" office:value="0.98533724340176">
            <text:p>0,985</text:p>
          </table:table-cell>
          <table:table-cell office:value-type="float" office:value="1563">
            <text:p>1563</text:p>
          </table:table-cell>
          <table:table-cell office:value-type="float" office:value="1657">
            <text:p>1657</text:p>
          </table:table-cell>
          <table:table-cell table:formula="of:=(2*MAX([.G10];[.H10]))/([.G10]+[.H10])" office:value-type="float" office:value="1.02919254658385">
            <text:p>1,029</text:p>
          </table:table-cell>
          <table:table-cell table:formula="of:=(MIN([.G10:.H10]))/(MAX([.G10];[.H10]))" office:value-type="float" office:value="0.943270971635486">
            <text:p>0,943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589">
            <text:p>589</text:p>
          </table:table-cell>
          <table:table-cell office:value-type="float" office:value="568">
            <text:p>568</text:p>
          </table:table-cell>
          <table:table-cell table:formula="of:=(2*MAX([.C11];[.D11]))/([.C11]+[.D11])" office:value-type="float" office:value="1.01815038893691">
            <text:p>1,018</text:p>
          </table:table-cell>
          <table:table-cell table:formula="of:=(MIN([.C11:.D11]))/(MAX([.C11];[.D11]))" office:value-type="float" office:value="0.964346349745331">
            <text:p>0,964</text:p>
          </table:table-cell>
          <table:table-cell office:value-type="float" office:value="562">
            <text:p>562</text:p>
          </table:table-cell>
          <table:table-cell office:value-type="float" office:value="547">
            <text:p>547</text:p>
          </table:table-cell>
          <table:table-cell table:formula="of:=(2*MAX([.G11];[.H11]))/([.G11]+[.H11])" office:value-type="float" office:value="1.01352569882777">
            <text:p>1,014</text:p>
          </table:table-cell>
          <table:table-cell table:formula="of:=(MIN([.G11:.H11]))/(MAX([.G11];[.H11]))" office:value-type="float" office:value="0.973309608540925">
            <text:p>0,973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1919">
            <text:p>1919</text:p>
          </table:table-cell>
          <table:table-cell office:value-type="float" office:value="1976">
            <text:p>1976</text:p>
          </table:table-cell>
          <table:table-cell table:formula="of:=(2*MAX([.C12];[.D12]))/([.C12]+[.D12])" office:value-type="float" office:value="1.01463414634146">
            <text:p>1,015</text:p>
          </table:table-cell>
          <table:table-cell table:formula="of:=(MIN([.C12:.D12]))/(MAX([.C12];[.D12]))" office:value-type="float" office:value="0.971153846153846">
            <text:p>0,971</text:p>
          </table:table-cell>
          <table:table-cell office:value-type="float" office:value="1307">
            <text:p>1307</text:p>
          </table:table-cell>
          <table:table-cell office:value-type="float" office:value="1360">
            <text:p>1360</text:p>
          </table:table-cell>
          <table:table-cell table:formula="of:=(2*MAX([.G12];[.H12]))/([.G12]+[.H12])" office:value-type="float" office:value="1.01987251593551">
            <text:p>1,020</text:p>
          </table:table-cell>
          <table:table-cell table:formula="of:=(MIN([.G12:.H12]))/(MAX([.G12];[.H12]))" office:value-type="float" office:value="0.961029411764706">
            <text:p>0,961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1789">
            <text:p>1789</text:p>
          </table:table-cell>
          <table:table-cell office:value-type="float" office:value="2057">
            <text:p>2057</text:p>
          </table:table-cell>
          <table:table-cell table:formula="of:=(2*MAX([.C13];[.D13]))/([.C13]+[.D13])" office:value-type="float" office:value="1.06968278731149">
            <text:p>1,070</text:p>
          </table:table-cell>
          <table:table-cell table:formula="of:=(MIN([.C13:.D13]))/(MAX([.C13];[.D13]))" office:value-type="float" office:value="0.869713174526009">
            <text:p>0,870</text:p>
          </table:table-cell>
          <table:table-cell office:value-type="float" office:value="1326">
            <text:p>1326</text:p>
          </table:table-cell>
          <table:table-cell office:value-type="float" office:value="1359">
            <text:p>1359</text:p>
          </table:table-cell>
          <table:table-cell table:formula="of:=(2*MAX([.G13];[.H13]))/([.G13]+[.H13])" office:value-type="float" office:value="1.0122905027933">
            <text:p>1,012</text:p>
          </table:table-cell>
          <table:table-cell table:formula="of:=(MIN([.G13:.H13]))/(MAX([.G13];[.H13]))" office:value-type="float" office:value="0.975717439293598">
            <text:p>0,976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6">
            <text:p>146</text:p>
          </table:table-cell>
          <table:table-cell office:value-type="float" office:value="594">
            <text:p>594</text:p>
          </table:table-cell>
          <table:table-cell office:value-type="float" office:value="638">
            <text:p>638</text:p>
          </table:table-cell>
          <table:table-cell table:formula="of:=(2*MAX([.C14];[.D14]))/([.C14]+[.D14])" office:value-type="float" office:value="1.03571428571429">
            <text:p>1,036</text:p>
          </table:table-cell>
          <table:table-cell table:formula="of:=(MIN([.C14:.D14]))/(MAX([.C14];[.D14]))" office:value-type="float" office:value="0.931034482758621">
            <text:p>0,931</text:p>
          </table:table-cell>
          <table:table-cell office:value-type="float" office:value="372">
            <text:p>372</text:p>
          </table:table-cell>
          <table:table-cell office:value-type="float" office:value="383">
            <text:p>383</text:p>
          </table:table-cell>
          <table:table-cell table:formula="of:=(2*MAX([.G14];[.H14]))/([.G14]+[.H14])" office:value-type="float" office:value="1.01456953642384">
            <text:p>1,015</text:p>
          </table:table-cell>
          <table:table-cell table:formula="of:=(MIN([.G14:.H14]))/(MAX([.G14];[.H14]))" office:value-type="float" office:value="0.971279373368146">
            <text:p>0,971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9">
            <text:p>159</text:p>
          </table:table-cell>
          <table:table-cell office:value-type="float" office:value="3387">
            <text:p>3387</text:p>
          </table:table-cell>
          <table:table-cell office:value-type="float" office:value="3819">
            <text:p>3819</text:p>
          </table:table-cell>
          <table:table-cell table:formula="of:=(2*MAX([.C15];[.D15]))/([.C15]+[.D15])" office:value-type="float" office:value="1.05995004163197">
            <text:p>1,060</text:p>
          </table:table-cell>
          <table:table-cell table:formula="of:=(MIN([.C15:.D15]))/(MAX([.C15];[.D15]))" office:value-type="float" office:value="0.88688138256088">
            <text:p>0,887</text:p>
          </table:table-cell>
          <table:table-cell office:value-type="float" office:value="2624">
            <text:p>2624</text:p>
          </table:table-cell>
          <table:table-cell office:value-type="float" office:value="3158">
            <text:p>3158</text:p>
          </table:table-cell>
          <table:table-cell table:formula="of:=(2*MAX([.G15];[.H15]))/([.G15]+[.H15])" office:value-type="float" office:value="1.09235558630232">
            <text:p>1,092</text:p>
          </table:table-cell>
          <table:table-cell table:formula="of:=(MIN([.G15:.H15]))/(MAX([.G15];[.H15]))" office:value-type="float" office:value="0.830905636478784">
            <text:p>0,831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5">
            <text:p>165</text:p>
          </table:table-cell>
          <table:table-cell office:value-type="float" office:value="3403">
            <text:p>3403</text:p>
          </table:table-cell>
          <table:table-cell office:value-type="float" office:value="3729">
            <text:p>3729</text:p>
          </table:table-cell>
          <table:table-cell table:formula="of:=(2*MAX([.C16];[.D16]))/([.C16]+[.D16])" office:value-type="float" office:value="1.04570947840718">
            <text:p>1,046</text:p>
          </table:table-cell>
          <table:table-cell table:formula="of:=(MIN([.C16:.D16]))/(MAX([.C16];[.D16]))" office:value-type="float" office:value="0.912577098417806">
            <text:p>0,913</text:p>
          </table:table-cell>
          <table:table-cell office:value-type="float" office:value="2293">
            <text:p>2293</text:p>
          </table:table-cell>
          <table:table-cell office:value-type="float" office:value="2737">
            <text:p>2737</text:p>
          </table:table-cell>
          <table:table-cell table:formula="of:=(2*MAX([.G16];[.H16]))/([.G16]+[.H16])" office:value-type="float" office:value="1.0882703777336">
            <text:p>1,088</text:p>
          </table:table-cell>
          <table:table-cell table:formula="of:=(MIN([.G16:.H16]))/(MAX([.G16];[.H16]))" office:value-type="float" office:value="0.837778589696748">
            <text:p>0,838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4">
            <text:p>224</text:p>
          </table:table-cell>
          <table:table-cell office:value-type="float" office:value="529">
            <text:p>529</text:p>
          </table:table-cell>
          <table:table-cell office:value-type="float" office:value="606">
            <text:p>606</text:p>
          </table:table-cell>
          <table:table-cell table:formula="of:=(2*MAX([.C17];[.D17]))/([.C17]+[.D17])" office:value-type="float" office:value="1.06784140969163">
            <text:p>1,068</text:p>
          </table:table-cell>
          <table:table-cell table:formula="of:=(MIN([.C17:.D17]))/(MAX([.C17];[.D17]))" office:value-type="float" office:value="0.872937293729373">
            <text:p>0,873</text:p>
          </table:table-cell>
          <table:table-cell table:style-name="ce10" office:value-type="string">
            <text:p>n/d</text:p>
          </table:table-cell>
          <table:table-cell table:style-name="ce11" office:value-type="string">
            <text:p>n/d</text:p>
          </table:table-cell>
          <table:table-cell table:number-columns-repeated="2" table:style-name="ce12" office:value-type="string">
            <text:p>n/d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float" office:value="2033">
            <text:p>2033</text:p>
          </table:table-cell>
          <table:table-cell office:value-type="float" office:value="2206">
            <text:p>2206</text:p>
          </table:table-cell>
          <table:table-cell table:formula="of:=(2*MAX([.C18];[.D18]))/([.C18]+[.D18])" office:value-type="float" office:value="1.04081151214909">
            <text:p>1,041</text:p>
          </table:table-cell>
          <table:table-cell table:formula="of:=(MIN([.C18:.D18]))/(MAX([.C18];[.D18]))" office:value-type="float" office:value="0.92157751586582">
            <text:p>0,922</text:p>
          </table:table-cell>
          <table:table-cell office:value-type="float" office:value="973">
            <text:p>973</text:p>
          </table:table-cell>
          <table:table-cell office:value-type="float" office:value="1004">
            <text:p>1004</text:p>
          </table:table-cell>
          <table:table-cell table:formula="of:=(2*MAX([.G18];[.H18]))/([.G18]+[.H18])" office:value-type="float" office:value="1.01568032372281">
            <text:p>1,016</text:p>
          </table:table-cell>
          <table:table-cell table:formula="of:=(MIN([.G18:.H18]))/(MAX([.G18];[.H18]))" office:value-type="float" office:value="0.969123505976096">
            <text:p>0,969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6">
            <text:p>156</text:p>
          </table:table-cell>
          <table:table-cell office:value-type="float" office:value="1441">
            <text:p>1441</text:p>
          </table:table-cell>
          <table:table-cell office:value-type="float" office:value="1521">
            <text:p>1521</text:p>
          </table:table-cell>
          <table:table-cell table:formula="of:=(2*MAX([.C19];[.D19]))/([.C19]+[.D19])" office:value-type="float" office:value="1.0270087778528">
            <text:p>1,027</text:p>
          </table:table-cell>
          <table:table-cell table:formula="of:=(MIN([.C19:.D19]))/(MAX([.C19];[.D19]))" office:value-type="float" office:value="0.947403024326101">
            <text:p>0,947</text:p>
          </table:table-cell>
          <table:table-cell office:value-type="float" office:value="660">
            <text:p>660</text:p>
          </table:table-cell>
          <table:table-cell office:value-type="float" office:value="679">
            <text:p>679</text:p>
          </table:table-cell>
          <table:table-cell table:formula="of:=(2*MAX([.G19];[.H19]))/([.G19]+[.H19])" office:value-type="float" office:value="1.01418969380134">
            <text:p>1,014</text:p>
          </table:table-cell>
          <table:table-cell table:formula="of:=(MIN([.G19:.H19]))/(MAX([.G19];[.H19]))" office:value-type="float" office:value="0.972017673048601">
            <text:p>0,972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float" office:value="417">
            <text:p>417</text:p>
          </table:table-cell>
          <table:table-cell office:value-type="float" office:value="427">
            <text:p>427</text:p>
          </table:table-cell>
          <table:table-cell table:formula="of:=(2*MAX([.C20];[.D20]))/([.C20]+[.D20])" office:value-type="float" office:value="1.01184834123223">
            <text:p>1,012</text:p>
          </table:table-cell>
          <table:table-cell table:formula="of:=(MIN([.C20:.D20]))/(MAX([.C20];[.D20]))" office:value-type="float" office:value="0.976580796252927">
            <text:p>0,977</text:p>
          </table:table-cell>
          <table:table-cell office:value-type="float" office:value="254">
            <text:p>254</text:p>
          </table:table-cell>
          <table:table-cell office:value-type="float" office:value="269">
            <text:p>269</text:p>
          </table:table-cell>
          <table:table-cell table:formula="of:=(2*MAX([.G20];[.H20]))/([.G20]+[.H20])" office:value-type="float" office:value="1.02868068833652">
            <text:p>1,029</text:p>
          </table:table-cell>
          <table:table-cell table:formula="of:=(MIN([.G20:.H20]))/(MAX([.G20];[.H20]))" office:value-type="float" office:value="0.944237918215613">
            <text:p>0,944</text:p>
          </table:table-cell>
          <table:table-cell table:number-columns-repeated="1014"/>
        </table:table-row>
      </table:table>
      <table:table table:name="SnakeSegmentation" table:style-name="ta1" table:print="false">
        <table:table-column table:style-name="co1" table:default-cell-style-name="ce3"/>
        <table:table-column table:style-name="co1" table:default-cell-style-name="ce6"/>
        <table:table-column table:style-name="co2" table:default-cell-style-name="ce3"/>
        <table:table-column table:style-name="co2" table:default-cell-style-name="ce7"/>
        <table:table-column table:style-name="co3" table:default-cell-style-name="ce8"/>
        <table:table-column table:style-name="co3" table:default-cell-style-name="ce9"/>
        <table:table-column table:style-name="co2" table:default-cell-style-name="ce3"/>
        <table:table-column table:style-name="co2" table:default-cell-style-name="ce7"/>
        <table:table-column table:style-name="co3" table:default-cell-style-name="ce8"/>
        <table:table-column table:style-name="co3" table:default-cell-style-name="ce13"/>
        <table:table-column table:style-name="co4" table:number-columns-repeated="1014" table:default-cell-style-name="ce3"/>
        <table:table-row table:style-name="ro1">
          <table:table-cell table:style-name="ce1" office:value-type="string">
            <text:p>Patient #</text:p>
          </table:table-cell>
          <table:table-cell table:style-name="ce4" office:value-type="string">
            <text:p>Image <text:s/>#</text:p>
          </table:table-cell>
          <table:table-cell table:style-name="ce1" office:value-type="string">
            <text:p>Aire GT</text:p>
          </table:table-cell>
          <table:table-cell table:style-name="ce1" office:value-type="string">
            <text:p>Aire RS</text:p>
          </table:table-cell>
          <table:table-cell table:style-name="ce1" office:value-type="string">
            <text:p>Indice Dice</text:p>
          </table:table-cell>
          <table:table-cell table:style-name="ce4" office:value-type="string">
            <text:p>Indice Jaccard</text:p>
          </table:table-cell>
          <table:table-cell table:style-name="ce1" office:value-type="string">
            <text:p>Aire GT</text:p>
          </table:table-cell>
          <table:table-cell table:style-name="ce1" office:value-type="string">
            <text:p>Aire RS</text:p>
          </table:table-cell>
          <table:table-cell table:style-name="ce1" office:value-type="string">
            <text:p>Indice Dice</text:p>
          </table:table-cell>
          <table:table-cell table:style-name="ce1" office:value-type="string">
            <text:p>Indice Jaccard</text:p>
          </table:table-cell>
          <table:table-cell table:style-name="ce1" table:number-columns-repeated="1014"/>
        </table:table-row>
        <table:table-row table:style-name="ro1">
          <table:table-cell table:style-name="ce2"/>
          <table:table-cell table:style-name="ce5"/>
          <table:table-cell table:style-name="ce5" office:value-type="string" table:number-columns-spanned="4" table:number-rows-spanned="1">
            <text:p>Ventricule Gauche</text:p>
          </table:table-cell>
          <table:covered-table-cell table:number-columns-repeated="2" table:style-name="ce2"/>
          <table:covered-table-cell table:style-name="ce5"/>
          <table:table-cell table:style-name="ce2" office:value-type="string" table:number-columns-spanned="4" table:number-rows-spanned="1">
            <text:p>Ventricule Droit</text:p>
          </table:table-cell>
          <table:covered-table-cell table:number-columns-repeated="3" table:style-name="ce2"/>
          <table:table-cell table:style-name="ce14"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222">
            <text:p>2222</text:p>
          </table:table-cell>
          <table:table-cell/>
          <table:table-cell table:formula="of:=(2*MAX([.C3];[.D3]))/([.C3]+[.D3])" office:value-type="float" office:value="2">
            <text:p>2,000</text:p>
          </table:table-cell>
          <table:table-cell table:formula="of:=(MIN([.C3:.D3]))/(MAX([.C3];[.D3]))" office:value-type="float" office:value="1">
            <text:p>1,000</text:p>
          </table:table-cell>
          <table:table-cell office:value-type="float" office:value="1995">
            <text:p>1995</text:p>
          </table:table-cell>
          <table:table-cell/>
          <table:table-cell table:formula="of:=(2*MAX([.G3];[.H3]))/([.G3]+[.H3])" office:value-type="float" office:value="2">
            <text:p>2,000</text:p>
          </table:table-cell>
          <table:table-cell table:formula="of:=(MIN([.G3:.H3]))/(MAX([.G3];[.H3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1688">
            <text:p>1688</text:p>
          </table:table-cell>
          <table:table-cell/>
          <table:table-cell table:formula="of:=(2*MAX([.C4];[.D4]))/([.C4]+[.D4])" office:value-type="float" office:value="2">
            <text:p>2,000</text:p>
          </table:table-cell>
          <table:table-cell table:formula="of:=(MIN([.C4:.D4]))/(MAX([.C4];[.D4]))" office:value-type="float" office:value="1">
            <text:p>1,000</text:p>
          </table:table-cell>
          <table:table-cell office:value-type="float" office:value="459">
            <text:p>459</text:p>
          </table:table-cell>
          <table:table-cell/>
          <table:table-cell table:formula="of:=(2*MAX([.G4];[.H4]))/([.G4]+[.H4])" office:value-type="float" office:value="2">
            <text:p>2,000</text:p>
          </table:table-cell>
          <table:table-cell table:formula="of:=(MIN([.G4:.H4]))/(MAX([.G4];[.H4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677">
            <text:p>677</text:p>
          </table:table-cell>
          <table:table-cell/>
          <table:table-cell table:formula="of:=(2*MAX([.C5];[.D5]))/([.C5]+[.D5])" office:value-type="float" office:value="2">
            <text:p>2,000</text:p>
          </table:table-cell>
          <table:table-cell table:formula="of:=(MIN([.C5:.D5]))/(MAX([.C5];[.D5]))" office:value-type="float" office:value="1">
            <text:p>1,000</text:p>
          </table:table-cell>
          <table:table-cell office:value-type="float" office:value="223">
            <text:p>223</text:p>
          </table:table-cell>
          <table:table-cell/>
          <table:table-cell table:formula="of:=(2*MAX([.G5];[.H5]))/([.G5]+[.H5])" office:value-type="float" office:value="2">
            <text:p>2,000</text:p>
          </table:table-cell>
          <table:table-cell table:formula="of:=(MIN([.G5:.H5]))/(MAX([.G5];[.H5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735">
            <text:p>2735</text:p>
          </table:table-cell>
          <table:table-cell/>
          <table:table-cell table:formula="of:=(2*MAX([.C6];[.D6]))/([.C6]+[.D6])" office:value-type="float" office:value="2">
            <text:p>2,000</text:p>
          </table:table-cell>
          <table:table-cell table:formula="of:=(MIN([.C6:.D6]))/(MAX([.C6];[.D6]))" office:value-type="float" office:value="1">
            <text:p>1,000</text:p>
          </table:table-cell>
          <table:table-cell office:value-type="float" office:value="1967">
            <text:p>1967</text:p>
          </table:table-cell>
          <table:table-cell/>
          <table:table-cell table:formula="of:=(2*MAX([.G6];[.H6]))/([.G6]+[.H6])" office:value-type="float" office:value="2">
            <text:p>2,000</text:p>
          </table:table-cell>
          <table:table-cell table:formula="of:=(MIN([.G6:.H6]))/(MAX([.G6];[.H6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088">
            <text:p>1088</text:p>
          </table:table-cell>
          <table:table-cell/>
          <table:table-cell table:formula="of:=(2*MAX([.C7];[.D7]))/([.C7]+[.D7])" office:value-type="float" office:value="2">
            <text:p>2,000</text:p>
          </table:table-cell>
          <table:table-cell table:formula="of:=(MIN([.C7:.D7]))/(MAX([.C7];[.D7]))" office:value-type="float" office:value="1">
            <text:p>1,000</text:p>
          </table:table-cell>
          <table:table-cell office:value-type="float" office:value="247">
            <text:p>247</text:p>
          </table:table-cell>
          <table:table-cell/>
          <table:table-cell table:formula="of:=(2*MAX([.G7];[.H7]))/([.G7]+[.H7])" office:value-type="float" office:value="2">
            <text:p>2,000</text:p>
          </table:table-cell>
          <table:table-cell table:formula="of:=(MIN([.G7:.H7]))/(MAX([.G7];[.H7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421">
            <text:p>421</text:p>
          </table:table-cell>
          <table:table-cell/>
          <table:table-cell table:formula="of:=(2*MAX([.C8];[.D8]))/([.C8]+[.D8])" office:value-type="float" office:value="2">
            <text:p>2,000</text:p>
          </table:table-cell>
          <table:table-cell table:formula="of:=(MIN([.C8:.D8]))/(MAX([.C8];[.D8]))" office:value-type="float" office:value="1">
            <text:p>1,000</text:p>
          </table:table-cell>
          <table:table-cell table:style-name="ce10" office:value-type="string">
            <text:p>n/d</text:p>
          </table:table-cell>
          <table:table-cell table:style-name="ce11"/>
          <table:table-cell table:number-columns-repeated="2" table:style-name="ce12" office:value-type="string">
            <text:p>n/d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3862">
            <text:p>3862</text:p>
          </table:table-cell>
          <table:table-cell/>
          <table:table-cell table:formula="of:=(2*MAX([.C9];[.D9]))/([.C9]+[.D9])" office:value-type="float" office:value="2">
            <text:p>2,000</text:p>
          </table:table-cell>
          <table:table-cell table:formula="of:=(MIN([.C9:.D9]))/(MAX([.C9];[.D9]))" office:value-type="float" office:value="1">
            <text:p>1,000</text:p>
          </table:table-cell>
          <table:table-cell office:value-type="float" office:value="2031">
            <text:p>2031</text:p>
          </table:table-cell>
          <table:table-cell/>
          <table:table-cell table:formula="of:=(2*MAX([.G9];[.H9]))/([.G9]+[.H9])" office:value-type="float" office:value="2">
            <text:p>2,000</text:p>
          </table:table-cell>
          <table:table-cell table:formula="of:=(MIN([.G9:.H9]))/(MAX([.G9];[.H9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1680">
            <text:p>1680</text:p>
          </table:table-cell>
          <table:table-cell/>
          <table:table-cell table:formula="of:=(2*MAX([.C10];[.D10]))/([.C10]+[.D10])" office:value-type="float" office:value="2">
            <text:p>2,000</text:p>
          </table:table-cell>
          <table:table-cell table:formula="of:=(MIN([.C10:.D10]))/(MAX([.C10];[.D10]))" office:value-type="float" office:value="1">
            <text:p>1,000</text:p>
          </table:table-cell>
          <table:table-cell office:value-type="float" office:value="1563">
            <text:p>1563</text:p>
          </table:table-cell>
          <table:table-cell/>
          <table:table-cell table:formula="of:=(2*MAX([.G10];[.H10]))/([.G10]+[.H10])" office:value-type="float" office:value="2">
            <text:p>2,000</text:p>
          </table:table-cell>
          <table:table-cell table:formula="of:=(MIN([.G10:.H10]))/(MAX([.G10];[.H10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589">
            <text:p>589</text:p>
          </table:table-cell>
          <table:table-cell/>
          <table:table-cell table:formula="of:=(2*MAX([.C11];[.D11]))/([.C11]+[.D11])" office:value-type="float" office:value="2">
            <text:p>2,000</text:p>
          </table:table-cell>
          <table:table-cell table:formula="of:=(MIN([.C11:.D11]))/(MAX([.C11];[.D11]))" office:value-type="float" office:value="1">
            <text:p>1,000</text:p>
          </table:table-cell>
          <table:table-cell office:value-type="float" office:value="562">
            <text:p>562</text:p>
          </table:table-cell>
          <table:table-cell/>
          <table:table-cell table:formula="of:=(2*MAX([.G11];[.H11]))/([.G11]+[.H11])" office:value-type="float" office:value="2">
            <text:p>2,000</text:p>
          </table:table-cell>
          <table:table-cell table:formula="of:=(MIN([.G11:.H11]))/(MAX([.G11];[.H11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1919">
            <text:p>1919</text:p>
          </table:table-cell>
          <table:table-cell/>
          <table:table-cell table:formula="of:=(2*MAX([.C12];[.D12]))/([.C12]+[.D12])" office:value-type="float" office:value="2">
            <text:p>2,000</text:p>
          </table:table-cell>
          <table:table-cell table:formula="of:=(MIN([.C12:.D12]))/(MAX([.C12];[.D12]))" office:value-type="float" office:value="1">
            <text:p>1,000</text:p>
          </table:table-cell>
          <table:table-cell office:value-type="float" office:value="1307">
            <text:p>1307</text:p>
          </table:table-cell>
          <table:table-cell/>
          <table:table-cell table:formula="of:=(2*MAX([.G12];[.H12]))/([.G12]+[.H12])" office:value-type="float" office:value="2">
            <text:p>2,000</text:p>
          </table:table-cell>
          <table:table-cell table:formula="of:=(MIN([.G12:.H12]))/(MAX([.G12];[.H12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1789">
            <text:p>1789</text:p>
          </table:table-cell>
          <table:table-cell/>
          <table:table-cell table:formula="of:=(2*MAX([.C13];[.D13]))/([.C13]+[.D13])" office:value-type="float" office:value="2">
            <text:p>2,000</text:p>
          </table:table-cell>
          <table:table-cell table:formula="of:=(MIN([.C13:.D13]))/(MAX([.C13];[.D13]))" office:value-type="float" office:value="1">
            <text:p>1,000</text:p>
          </table:table-cell>
          <table:table-cell office:value-type="float" office:value="1326">
            <text:p>1326</text:p>
          </table:table-cell>
          <table:table-cell/>
          <table:table-cell table:formula="of:=(2*MAX([.G13];[.H13]))/([.G13]+[.H13])" office:value-type="float" office:value="2">
            <text:p>2,000</text:p>
          </table:table-cell>
          <table:table-cell table:formula="of:=(MIN([.G13:.H13]))/(MAX([.G13];[.H13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6">
            <text:p>146</text:p>
          </table:table-cell>
          <table:table-cell office:value-type="float" office:value="594">
            <text:p>594</text:p>
          </table:table-cell>
          <table:table-cell/>
          <table:table-cell table:formula="of:=(2*MAX([.C14];[.D14]))/([.C14]+[.D14])" office:value-type="float" office:value="2">
            <text:p>2,000</text:p>
          </table:table-cell>
          <table:table-cell table:formula="of:=(MIN([.C14:.D14]))/(MAX([.C14];[.D14]))" office:value-type="float" office:value="1">
            <text:p>1,000</text:p>
          </table:table-cell>
          <table:table-cell office:value-type="float" office:value="372">
            <text:p>372</text:p>
          </table:table-cell>
          <table:table-cell/>
          <table:table-cell table:formula="of:=(2*MAX([.G14];[.H14]))/([.G14]+[.H14])" office:value-type="float" office:value="2">
            <text:p>2,000</text:p>
          </table:table-cell>
          <table:table-cell table:formula="of:=(MIN([.G14:.H14]))/(MAX([.G14];[.H14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9">
            <text:p>159</text:p>
          </table:table-cell>
          <table:table-cell office:value-type="float" office:value="3387">
            <text:p>3387</text:p>
          </table:table-cell>
          <table:table-cell/>
          <table:table-cell table:formula="of:=(2*MAX([.C15];[.D15]))/([.C15]+[.D15])" office:value-type="float" office:value="2">
            <text:p>2,000</text:p>
          </table:table-cell>
          <table:table-cell table:formula="of:=(MIN([.C15:.D15]))/(MAX([.C15];[.D15]))" office:value-type="float" office:value="1">
            <text:p>1,000</text:p>
          </table:table-cell>
          <table:table-cell office:value-type="float" office:value="2624">
            <text:p>2624</text:p>
          </table:table-cell>
          <table:table-cell/>
          <table:table-cell table:formula="of:=(2*MAX([.G15];[.H15]))/([.G15]+[.H15])" office:value-type="float" office:value="2">
            <text:p>2,000</text:p>
          </table:table-cell>
          <table:table-cell table:formula="of:=(MIN([.G15:.H15]))/(MAX([.G15];[.H15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5">
            <text:p>165</text:p>
          </table:table-cell>
          <table:table-cell office:value-type="float" office:value="3403">
            <text:p>3403</text:p>
          </table:table-cell>
          <table:table-cell/>
          <table:table-cell table:formula="of:=(2*MAX([.C16];[.D16]))/([.C16]+[.D16])" office:value-type="float" office:value="2">
            <text:p>2,000</text:p>
          </table:table-cell>
          <table:table-cell table:formula="of:=(MIN([.C16:.D16]))/(MAX([.C16];[.D16]))" office:value-type="float" office:value="1">
            <text:p>1,000</text:p>
          </table:table-cell>
          <table:table-cell office:value-type="float" office:value="2293">
            <text:p>2293</text:p>
          </table:table-cell>
          <table:table-cell/>
          <table:table-cell table:formula="of:=(2*MAX([.G16];[.H16]))/([.G16]+[.H16])" office:value-type="float" office:value="2">
            <text:p>2,000</text:p>
          </table:table-cell>
          <table:table-cell table:formula="of:=(MIN([.G16:.H16]))/(MAX([.G16];[.H16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4">
            <text:p>224</text:p>
          </table:table-cell>
          <table:table-cell office:value-type="float" office:value="529">
            <text:p>529</text:p>
          </table:table-cell>
          <table:table-cell/>
          <table:table-cell table:formula="of:=(2*MAX([.C17];[.D17]))/([.C17]+[.D17])" office:value-type="float" office:value="2">
            <text:p>2,000</text:p>
          </table:table-cell>
          <table:table-cell table:formula="of:=(MIN([.C17:.D17]))/(MAX([.C17];[.D17]))" office:value-type="float" office:value="1">
            <text:p>1,000</text:p>
          </table:table-cell>
          <table:table-cell table:style-name="ce10" office:value-type="string">
            <text:p>n/d</text:p>
          </table:table-cell>
          <table:table-cell table:style-name="ce11"/>
          <table:table-cell table:number-columns-repeated="2" table:style-name="ce12" office:value-type="string">
            <text:p>n/d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float" office:value="2033">
            <text:p>2033</text:p>
          </table:table-cell>
          <table:table-cell/>
          <table:table-cell table:formula="of:=(2*MAX([.C18];[.D18]))/([.C18]+[.D18])" office:value-type="float" office:value="2">
            <text:p>2,000</text:p>
          </table:table-cell>
          <table:table-cell table:formula="of:=(MIN([.C18:.D18]))/(MAX([.C18];[.D18]))" office:value-type="float" office:value="1">
            <text:p>1,000</text:p>
          </table:table-cell>
          <table:table-cell office:value-type="float" office:value="973">
            <text:p>973</text:p>
          </table:table-cell>
          <table:table-cell/>
          <table:table-cell table:formula="of:=(2*MAX([.G18];[.H18]))/([.G18]+[.H18])" office:value-type="float" office:value="2">
            <text:p>2,000</text:p>
          </table:table-cell>
          <table:table-cell table:formula="of:=(MIN([.G18:.H18]))/(MAX([.G18];[.H18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6">
            <text:p>156</text:p>
          </table:table-cell>
          <table:table-cell office:value-type="float" office:value="1441">
            <text:p>1441</text:p>
          </table:table-cell>
          <table:table-cell/>
          <table:table-cell table:formula="of:=(2*MAX([.C19];[.D19]))/([.C19]+[.D19])" office:value-type="float" office:value="2">
            <text:p>2,000</text:p>
          </table:table-cell>
          <table:table-cell table:formula="of:=(MIN([.C19:.D19]))/(MAX([.C19];[.D19]))" office:value-type="float" office:value="1">
            <text:p>1,000</text:p>
          </table:table-cell>
          <table:table-cell office:value-type="float" office:value="660">
            <text:p>660</text:p>
          </table:table-cell>
          <table:table-cell/>
          <table:table-cell table:formula="of:=(2*MAX([.G19];[.H19]))/([.G19]+[.H19])" office:value-type="float" office:value="2">
            <text:p>2,000</text:p>
          </table:table-cell>
          <table:table-cell table:formula="of:=(MIN([.G19:.H19]))/(MAX([.G19];[.H19]))" office:value-type="float" office:value="1">
            <text:p>1,00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float" office:value="417">
            <text:p>417</text:p>
          </table:table-cell>
          <table:table-cell/>
          <table:table-cell table:formula="of:=(2*MAX([.C20];[.D20]))/([.C20]+[.D20])" office:value-type="float" office:value="2">
            <text:p>2,000</text:p>
          </table:table-cell>
          <table:table-cell table:formula="of:=(MIN([.C20:.D20]))/(MAX([.C20];[.D20]))" office:value-type="float" office:value="1">
            <text:p>1,000</text:p>
          </table:table-cell>
          <table:table-cell office:value-type="float" office:value="254">
            <text:p>254</text:p>
          </table:table-cell>
          <table:table-cell/>
          <table:table-cell table:formula="of:=(2*MAX([.G20];[.H20]))/([.G20]+[.H20])" office:value-type="float" office:value="2">
            <text:p>2,000</text:p>
          </table:table-cell>
          <table:table-cell table:formula="of:=(MIN([.G20:.H20]))/(MAX([.G20];[.H20]))" office:value-type="float" office:value="1">
            <text:p>1,000</text:p>
          </table:table-cell>
          <table:table-cell table:number-columns-repeated="1014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7">07/01/2021</text:date>, <text:time>21:5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3S</meta:editing-duration>
    <meta:editing-cycles>4</meta:editing-cycles>
    <meta:generator>OpenOffice/4.1.7$Win32 OpenOffice.org_project/417m1$Build-9800</meta:generator>
    <dc:date>2021-01-07T21:51:56.44</dc:date>
    <meta:document-statistic meta:table-count="3" meta:cell-count="382" meta:object-count="0"/>
    <meta:user-defined meta:name="Info 1"/>
    <meta:user-defined meta:name="Info 2"/>
    <meta:user-defined meta:name="Info 3"/>
    <meta:user-defined meta:name="Info 4"/>
  </office:meta>
</office:document-meta>
</file>